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F7B00001FF13E3A15CA.svm"/>
  <manifest:file-entry manifest:media-type="" manifest:full-path="Pictures/2000000700004EA800001355B3F6FBCD.svm"/>
  <manifest:file-entry manifest:media-type="" manifest:full-path="Pictures/2000000700004E8D000013B154C287D0.svm"/>
  <manifest:file-entry manifest:media-type="" manifest:full-path="Pictures/2000000700004EEA0000139709F3AE5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6.832cm" draw:z-index="0"><draw:image xlink:href="Pictures/2000000700004F7B00001FF13E3A15CA.svm" xlink:type="simple" xlink:show="embed" xlink:actuate="onLoad"/></draw:frame></text:p>
      <text:p text:style-name="Standard"><draw:frame draw:style-name="fr1" draw:name="Grafik2" text:anchor-type="paragraph" svg:width="17cm" svg:height="4.262cm" draw:z-index="1"><draw:image xlink:href="Pictures/2000000700004E8D000013B154C287D0.svm" xlink:type="simple" xlink:show="embed" xlink:actuate="onLoad"/></draw:frame></text:p>
      <text:p text:style-name="Standard"><draw:frame draw:style-name="fr1" draw:name="Grafik3" text:anchor-type="paragraph" svg:width="17cm" svg:height="4.219cm" draw:z-index="2"><draw:image xlink:href="Pictures/2000000700004EEA0000139709F3AE52.svm" xlink:type="simple" xlink:show="embed" xlink:actuate="onLoad"/></draw:frame></text:p>
      <text:p text:style-name="Standard"><draw:frame draw:style-name="fr1" draw:name="Grafik4" text:anchor-type="paragraph" svg:width="17cm" svg:height="4.177cm" draw:z-index="3"><draw:image xlink:href="Pictures/2000000700004EA800001355B3F6FBCD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oern Schenkelberger</meta:initial-creator>
    <meta:creation-date>2019-06-25T13:55:57.34</meta:creation-date>
    <meta:document-statistic meta:table-count="0" meta:image-count="4" meta:object-count="0" meta:page-count="1" meta:paragraph-count="0" meta:word-count="0" meta:character-count="0"/>
    <dc:date>2019-06-25T13:58:23.93</dc:date>
    <dc:creator>Bjoern Schenkelberger</dc:creator>
    <meta:editing-duration>PT2M29S</meta:editing-duration>
    <meta:editing-cycles>1</meta:editing-cycles>
    <meta:generator>OpenOffice/4.1.6$Win32 OpenOffice.org_project/416m1$Build-9790</meta:generator>
  </office:meta>
</office:document-meta>
</file>